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181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1.342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1.3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2" table:default-cell-style-name="ce1"/>
        <table:table-column table:style-name="co5" table:default-cell-style-name="ce1"/>
        <table:table-column table:style-name="co4" table:default-cell-style-name="ce1"/>
        <table:table-column table:style-name="co5" table:number-columns-repeated="3" table:default-cell-style-name="ce1"/>
        <table:table-row table:style-name="ro1">
          <table:table-cell office:value-type="string" calcext:value-type="string" table:number-columns-spanned="4" table:number-rows-spanned="1">
            <text:p>Tanque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Grises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Tamaño de bloque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Tiempo de cómputo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Tamaño de bloque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Tiempo de cómputo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9.9208" calcext:value-type="float">
            <text:p>29.9208</text:p>
          </table:table-cell>
          <table:table-cell office:value-type="float" office:value="0.216126" calcext:value-type="float">
            <text:p>0.2161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7.3803" calcext:value-type="float">
            <text:p>37.3803</text:p>
          </table:table-cell>
          <table:table-cell office:value-type="float" office:value="0.213046" calcext:value-type="float">
            <text:p>0.21304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9.9234" calcext:value-type="float">
            <text:p>29.9234</text:p>
          </table:table-cell>
          <table:table-cell office:value-type="float" office:value="0.138024" calcext:value-type="float">
            <text:p>0.1380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7.4554" calcext:value-type="float">
            <text:p>37.4554</text:p>
          </table:table-cell>
          <table:table-cell office:value-type="float" office:value="0.12934" calcext:value-type="float">
            <text:p>0.1293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27.5585" calcext:value-type="float">
            <text:p>27.5585</text:p>
          </table:table-cell>
          <table:table-cell office:value-type="float" office:value="0.148907" calcext:value-type="float">
            <text:p>0.1489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34.0313" calcext:value-type="float">
            <text:p>34.0313</text:p>
          </table:table-cell>
          <table:table-cell office:value-type="float" office:value="0.142121" calcext:value-type="float">
            <text:p>0.14212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7.5685" calcext:value-type="float">
            <text:p>27.5685</text:p>
          </table:table-cell>
          <table:table-cell office:value-type="float" office:value="0.086371" calcext:value-type="float">
            <text:p>0.0863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4.0659" calcext:value-type="float">
            <text:p>34.0659</text:p>
          </table:table-cell>
          <table:table-cell office:value-type="float" office:value="0.104159" calcext:value-type="float">
            <text:p>0.10415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25.4209" calcext:value-type="float">
            <text:p>25.4209</text:p>
          </table:table-cell>
          <table:table-cell office:value-type="float" office:value="0.093326" calcext:value-type="float">
            <text:p>0.0933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31.7862" calcext:value-type="float">
            <text:p>31.7862</text:p>
          </table:table-cell>
          <table:table-cell office:value-type="float" office:value="0.093746" calcext:value-type="float">
            <text:p>0.09374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5.4398" calcext:value-type="float">
            <text:p>25.4398</text:p>
          </table:table-cell>
          <table:table-cell office:value-type="float" office:value="0.079059" calcext:value-type="float">
            <text:p>0.07905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1.8087" calcext:value-type="float">
            <text:p>31.8087</text:p>
          </table:table-cell>
          <table:table-cell office:value-type="float" office:value="0.072207" calcext:value-type="float">
            <text:p>0.072207</text:p>
          </table:table-cell>
          <table:table-cell table:number-columns-repeated="3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 table:number-columns-spanned="4" table:number-rows-spanned="1">
            <text:p>Cuadrícula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Tamaño de bloque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Tiempo de cómputo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1.3605" calcext:value-type="float">
            <text:p>11.3605</text:p>
          </table:table-cell>
          <table:table-cell office:value-type="float" office:value="0.220708" calcext:value-type="float">
            <text:p>0.22070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.1944" calcext:value-type="float">
            <text:p>14.1944</text:p>
          </table:table-cell>
          <table:table-cell office:value-type="float" office:value="0.269276" calcext:value-type="float">
            <text:p>0.26927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9.2938" calcext:value-type="float">
            <text:p>9.2938</text:p>
          </table:table-cell>
          <table:table-cell office:value-type="float" office:value="0.142723" calcext:value-type="float">
            <text:p>0.14272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.0905" calcext:value-type="float">
            <text:p>10.0905</text:p>
          </table:table-cell>
          <table:table-cell office:value-type="float" office:value="0.112803" calcext:value-type="float">
            <text:p>0.11280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8.4355" calcext:value-type="float">
            <text:p>8.4355</text:p>
          </table:table-cell>
          <table:table-cell office:value-type="float" office:value="0.093314" calcext:value-type="float">
            <text:p>0.09331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9.0206" calcext:value-type="float">
            <text:p>9.0206</text:p>
          </table:table-cell>
          <table:table-cell office:value-type="float" office:value="0.071696" calcext:value-type="float">
            <text:p>0.071696</text:p>
          </table:table-cell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>
        <table:table-column table:style-name="co2" table:default-cell-style-name="ce1"/>
        <table:table-column table:style-name="co5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 table:number-columns-spanned="3" table:number-rows-spanned="1">
            <text:p>Lago k = 1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Lago k = 3</text:p>
          </table:table-cell>
          <table:covered-table-cell/>
          <table:table-cell/>
          <table:table-cell office:value-type="string" calcext:value-type="string" table:number-columns-spanned="2" table:number-rows-spanned="1">
            <text:p>Lago k = 5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Tamaño de bloque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Tiempo de cómputo</text:p>
          </table:table-cell>
          <table:table-cell office:value-type="string" calcext:value-type="string">
            <text:p>Tamaño de bloque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Tiempo de cómputo</text:p>
          </table:table-cell>
          <table:table-cell office:value-type="string" calcext:value-type="string">
            <text:p>Tamaño de bloque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Tiempo de cómputo</text:p>
          </table:table-cell>
          <table:table-cell office:value-type="string" calcext:value-type="string">
            <text:p>Tamaño de bloque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Tiempo de cómputo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.8854" calcext:value-type="float">
            <text:p>43.8854</text:p>
          </table:table-cell>
          <table:table-cell office:value-type="float" office:value="4.08434" calcext:value-type="float">
            <text:p>4.08434</text:p>
          </table:table-cell>
          <table:table-cell office:value-type="float" office:value="50" calcext:value-type="float">
            <text:p>50</text:p>
          </table:table-cell>
          <table:table-cell office:value-type="float" office:value="38.9604" calcext:value-type="float">
            <text:p>38.9604</text:p>
          </table:table-cell>
          <table:table-cell office:value-type="float" office:value="2.34028" calcext:value-type="float">
            <text:p>2.34028</text:p>
          </table:table-cell>
          <table:table-cell office:value-type="float" office:value="50" calcext:value-type="float">
            <text:p>50</text:p>
          </table:table-cell>
          <table:table-cell office:value-type="float" office:value="36.8325" calcext:value-type="float">
            <text:p>36.8325</text:p>
          </table:table-cell>
          <table:table-cell office:value-type="float" office:value="1.70029" calcext:value-type="float">
            <text:p>1.70029</text:p>
          </table:table-cell>
          <table:table-cell office:value-type="float" office:value="50" calcext:value-type="float">
            <text:p>50</text:p>
          </table:table-cell>
          <table:table-cell office:value-type="float" office:value="35.2486" calcext:value-type="float">
            <text:p>35.2486</text:p>
          </table:table-cell>
          <table:table-cell office:value-type="float" office:value="1.21937" calcext:value-type="float">
            <text:p>1.2193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3.9019" calcext:value-type="float">
            <text:p>43.9019</text:p>
          </table:table-cell>
          <table:table-cell office:value-type="float" office:value="3.55443" calcext:value-type="float">
            <text:p>3.55443</text:p>
          </table:table-cell>
          <table:table-cell office:value-type="float" office:value="100" calcext:value-type="float">
            <text:p>100</text:p>
          </table:table-cell>
          <table:table-cell office:value-type="float" office:value="38.9562" calcext:value-type="float">
            <text:p>38.9562</text:p>
          </table:table-cell>
          <table:table-cell office:value-type="float" office:value="2.16114" calcext:value-type="float">
            <text:p>2.16114</text:p>
          </table:table-cell>
          <table:table-cell office:value-type="float" office:value="100" calcext:value-type="float">
            <text:p>100</text:p>
          </table:table-cell>
          <table:table-cell office:value-type="float" office:value="36.8275" calcext:value-type="float">
            <text:p>36.8275</text:p>
          </table:table-cell>
          <table:table-cell office:value-type="float" office:value="1.49301" calcext:value-type="float">
            <text:p>1.49301</text:p>
          </table:table-cell>
          <table:table-cell office:value-type="float" office:value="100" calcext:value-type="float">
            <text:p>100</text:p>
          </table:table-cell>
          <table:table-cell office:value-type="float" office:value="35.2415" calcext:value-type="float">
            <text:p>35.2415</text:p>
          </table:table-cell>
          <table:table-cell office:value-type="float" office:value="1.23198" calcext:value-type="float">
            <text:p>1.2319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3.9061" calcext:value-type="float">
            <text:p>43.9061</text:p>
          </table:table-cell>
          <table:table-cell office:value-type="float" office:value="3.27132" calcext:value-type="float">
            <text:p>3.27132</text:p>
          </table:table-cell>
          <table:table-cell office:value-type="float" office:value="200" calcext:value-type="float">
            <text:p>200</text:p>
          </table:table-cell>
          <table:table-cell office:value-type="float" office:value="38.9574" calcext:value-type="float">
            <text:p>38.9574</text:p>
          </table:table-cell>
          <table:table-cell office:value-type="float" office:value="2.20069" calcext:value-type="float">
            <text:p>2.20069</text:p>
          </table:table-cell>
          <table:table-cell office:value-type="float" office:value="200" calcext:value-type="float">
            <text:p>200</text:p>
          </table:table-cell>
          <table:table-cell office:value-type="float" office:value="36.8242" calcext:value-type="float">
            <text:p>36.8242</text:p>
          </table:table-cell>
          <table:table-cell office:value-type="float" office:value="1.38925" calcext:value-type="float">
            <text:p>1.38925</text:p>
          </table:table-cell>
          <table:table-cell office:value-type="float" office:value="200" calcext:value-type="float">
            <text:p>200</text:p>
          </table:table-cell>
          <table:table-cell office:value-type="float" office:value="35.2409" calcext:value-type="float">
            <text:p>35.2409</text:p>
          </table:table-cell>
          <table:table-cell office:value-type="float" office:value="1.12401" calcext:value-type="float">
            <text:p>1.12401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43.9126" calcext:value-type="float">
            <text:p>43.9126</text:p>
          </table:table-cell>
          <table:table-cell office:value-type="float" office:value="7.16835" calcext:value-type="float">
            <text:p>7.16835</text:p>
          </table:table-cell>
          <table:table-cell office:value-type="float" office:value="1017" calcext:value-type="float">
            <text:p>1017</text:p>
          </table:table-cell>
          <table:table-cell office:value-type="float" office:value="38.9569" calcext:value-type="float">
            <text:p>38.9569</text:p>
          </table:table-cell>
          <table:table-cell office:value-type="float" office:value="4.48417" calcext:value-type="float">
            <text:p>4.48417</text:p>
          </table:table-cell>
          <table:table-cell office:value-type="float" office:value="763" calcext:value-type="float">
            <text:p>763</text:p>
          </table:table-cell>
          <table:table-cell office:value-type="float" office:value="36.8231" calcext:value-type="float">
            <text:p>36.8231</text:p>
          </table:table-cell>
          <table:table-cell office:value-type="float" office:value="3.36569" calcext:value-type="float">
            <text:p>3.36569</text:p>
          </table:table-cell>
          <table:table-cell office:value-type="float" office:value="509" calcext:value-type="float">
            <text:p>509</text:p>
          </table:table-cell>
          <table:table-cell office:value-type="float" office:value="35.2398" calcext:value-type="float">
            <text:p>35.2398</text:p>
          </table:table-cell>
          <table:table-cell office:value-type="float" office:value="2.38993" calcext:value-type="float">
            <text:p>2.38993</text:p>
          </table:table-cell>
          <table:table-cell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 table:number-columns-spanned="2" table:number-rows-spanned="1">
            <text:p>Lago k = 7</text:p>
          </table:table-cell>
          <table:covered-table-cell/>
          <table:table-cell table:number-columns-repeated="11"/>
        </table:table-row>
        <table:table-row table:style-name="ro1">
          <table:table-cell office:value-type="string" calcext:value-type="string">
            <text:p>Tamaño de bloque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Tiempo de cómputo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.5746" calcext:value-type="float">
            <text:p>34.5746</text:p>
          </table:table-cell>
          <table:table-cell office:value-type="float" office:value="0.908093" calcext:value-type="float">
            <text:p>0.908093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.5554" calcext:value-type="float">
            <text:p>34.5554</text:p>
          </table:table-cell>
          <table:table-cell office:value-type="float" office:value="0.822251" calcext:value-type="float">
            <text:p>0.822251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.5525" calcext:value-type="float">
            <text:p>34.5525</text:p>
          </table:table-cell>
          <table:table-cell office:value-type="float" office:value="0.781545" calcext:value-type="float">
            <text:p>0.781545</text:p>
          </table:table-cell>
          <table:table-cell table:number-columns-repeated="10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4.5534" calcext:value-type="float">
            <text:p>34.5534</text:p>
          </table:table-cell>
          <table:table-cell office:value-type="float" office:value="1.97297" calcext:value-type="float">
            <text:p>1.97297</text:p>
          </table:table-cell>
          <table:table-cell table:number-columns-repeated="10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style-name="Default" office:value-type="float" office:value="1" calcext:value-type="float">
            <text:p>1</text:p>
          </table:table-cell>
          <table:table-cell office:value-type="float" office:value="43.8854" calcext:value-type="float">
            <text:p>43.8854</text:p>
          </table:table-cell>
          <table:table-cell office:value-type="float" office:value="43.9019" calcext:value-type="float">
            <text:p>43.9019</text:p>
          </table:table-cell>
          <table:table-cell office:value-type="float" office:value="43.9061" calcext:value-type="float">
            <text:p>43.9061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3"/>
          <table:table-cell table:style-name="Default" office:value-type="float" office:value="2" calcext:value-type="float">
            <text:p>2</text:p>
          </table:table-cell>
          <table:table-cell office:value-type="float" office:value="38.9604" calcext:value-type="float">
            <text:p>38.9604</text:p>
          </table:table-cell>
          <table:table-cell office:value-type="float" office:value="38.9562" calcext:value-type="float">
            <text:p>38.9562</text:p>
          </table:table-cell>
          <table:table-cell office:value-type="float" office:value="38.9574" calcext:value-type="float">
            <text:p>38.9574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3"/>
          <table:table-cell table:style-name="Default" office:value-type="float" office:value="3" calcext:value-type="float">
            <text:p>3</text:p>
          </table:table-cell>
          <table:table-cell office:value-type="float" office:value="36.8325" calcext:value-type="float">
            <text:p>36.8325</text:p>
          </table:table-cell>
          <table:table-cell office:value-type="float" office:value="36.8275" calcext:value-type="float">
            <text:p>36.8275</text:p>
          </table:table-cell>
          <table:table-cell office:value-type="float" office:value="36.8242" calcext:value-type="float">
            <text:p>36.8242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3"/>
          <table:table-cell table:style-name="Default" office:value-type="float" office:value="5" calcext:value-type="float">
            <text:p>5</text:p>
          </table:table-cell>
          <table:table-cell office:value-type="float" office:value="35.2486" calcext:value-type="float">
            <text:p>35.2486</text:p>
          </table:table-cell>
          <table:table-cell office:value-type="float" office:value="35.2415" calcext:value-type="float">
            <text:p>35.2415</text:p>
          </table:table-cell>
          <table:table-cell office:value-type="float" office:value="35.2409" calcext:value-type="float">
            <text:p>35.2409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3"/>
          <table:table-cell table:style-name="Default" office:value-type="float" office:value="7" calcext:value-type="float">
            <text:p>7</text:p>
          </table:table-cell>
          <table:table-cell office:value-type="float" office:value="34.5746" calcext:value-type="float">
            <text:p>34.5746</text:p>
          </table:table-cell>
          <table:table-cell office:value-type="float" office:value="34.5554" calcext:value-type="float">
            <text:p>34.5554</text:p>
          </table:table-cell>
          <table:table-cell office:value-type="float" office:value="34.5525" calcext:value-type="float">
            <text:p>34.5525</text:p>
          </table:table-cell>
          <table:table-cell table:style-name="Default" table:number-columns-repeated="6"/>
        </table:table-row>
      </table:table>
      <table:table table:name="Sheet3" table:style-name="ta1">
        <table:table-column table:style-name="co6" table:default-cell-style-name="ce1"/>
        <table:table-column table:style-name="co2" table:default-cell-style-name="ce1"/>
        <table:table-column table:style-name="co5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2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 table:number-columns-spanned="4" table:number-rows-spanned="1">
            <text:p>Piano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Rosa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Tamaño de bloque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Tiempo de cómputo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Tamaño de bloque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Tiempo de cómp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7.8004" calcext:value-type="float">
            <text:p>47.8004</text:p>
          </table:table-cell>
          <table:table-cell office:value-type="float" office:value="0.849895" calcext:value-type="float">
            <text:p>0.8498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3.871" calcext:value-type="float">
            <text:p>43.871</text:p>
          </table:table-cell>
          <table:table-cell office:value-type="float" office:value="2.01534" calcext:value-type="float">
            <text:p>2.015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5" calcext:value-type="float">
            <text:p>775</text:p>
          </table:table-cell>
          <table:table-cell office:value-type="float" office:value="47.8024" calcext:value-type="float">
            <text:p>47.8024</text:p>
          </table:table-cell>
          <table:table-cell office:value-type="float" office:value="1.87312" calcext:value-type="float">
            <text:p>1.873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43.9082" calcext:value-type="float">
            <text:p>43.9082</text:p>
          </table:table-cell>
          <table:table-cell office:value-type="float" office:value="3.19154" calcext:value-type="float">
            <text:p>3.1915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4.8576" calcext:value-type="float">
            <text:p>44.8576</text:p>
          </table:table-cell>
          <table:table-cell office:value-type="float" office:value="0.60743" calcext:value-type="float">
            <text:p>0.607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9.0773" calcext:value-type="float">
            <text:p>39.0773</text:p>
          </table:table-cell>
          <table:table-cell office:value-type="float" office:value="1.50334" calcext:value-type="float">
            <text:p>1.5033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7" calcext:value-type="float">
            <text:p>517</text:p>
          </table:table-cell>
          <table:table-cell office:value-type="float" office:value="44.8571" calcext:value-type="float">
            <text:p>44.8571</text:p>
          </table:table-cell>
          <table:table-cell office:value-type="float" office:value="1.17809" calcext:value-type="float">
            <text:p>1.178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83" calcext:value-type="float">
            <text:p>683</text:p>
          </table:table-cell>
          <table:table-cell office:value-type="float" office:value="39.1616" calcext:value-type="float">
            <text:p>39.1616</text:p>
          </table:table-cell>
          <table:table-cell office:value-type="float" office:value="2.03111" calcext:value-type="float">
            <text:p>2.031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42.8922" calcext:value-type="float">
            <text:p>42.8922</text:p>
          </table:table-cell>
          <table:table-cell office:value-type="float" office:value="0.428638" calcext:value-type="float">
            <text:p>0.42863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.1426" calcext:value-type="float">
            <text:p>32.1426</text:p>
          </table:table-cell>
          <table:table-cell office:value-type="float" office:value="0.967969" calcext:value-type="float">
            <text:p>0.96796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8" calcext:value-type="float">
            <text:p>388</text:p>
          </table:table-cell>
          <table:table-cell office:value-type="float" office:value="42.8862" calcext:value-type="float">
            <text:p>42.8862</text:p>
          </table:table-cell>
          <table:table-cell office:value-type="float" office:value="0.884801" calcext:value-type="float">
            <text:p>0.8848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42" calcext:value-type="float">
            <text:p>342</text:p>
          </table:table-cell>
          <table:table-cell office:value-type="float" office:value="32.2075" calcext:value-type="float">
            <text:p>32.2075</text:p>
          </table:table-cell>
          <table:table-cell office:value-type="float" office:value="1.07513" calcext:value-type="float">
            <text:p>1.07513</text:p>
          </table:table-cell>
          <table:table-cell/>
        </table:table-row>
        <table:table-row table:style-name="ro1" table:number-rows-repeated="1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4" table:style-name="ta1">
        <table:table-column table:style-name="co2" table:default-cell-style-name="ce1"/>
        <table:table-column table:style-name="co5" table:default-cell-style-name="ce1"/>
        <table:table-column table:style-name="co7" table:default-cell-style-name="ce1"/>
        <table:table-column table:style-name="co5" table:default-cell-style-name="ce1"/>
        <table:table-column table:style-name="co2" table:default-cell-style-name="ce1"/>
        <table:table-column table:style-name="co5" table:default-cell-style-name="ce1"/>
        <table:table-column table:style-name="co7" table:default-cell-style-name="ce1"/>
        <table:table-column table:style-name="co5" table:default-cell-style-name="ce1"/>
        <table:table-column table:style-name="co2" table:default-cell-style-name="ce1"/>
        <table:table-column table:style-name="co5" table:default-cell-style-name="ce1"/>
        <table:table-column table:style-name="co7" table:default-cell-style-name="ce1"/>
        <table:table-column table:style-name="co5" table:number-columns-repeated="2" table:default-cell-style-name="ce1"/>
        <table:table-row table:style-name="ro1">
          <table:table-cell office:value-type="string" calcext:value-type="string" table:number-columns-spanned="3" table:number-rows-spanned="1">
            <text:p>Auto k = 2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Auto k = 4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Auto k = 6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amaño de bloque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Tiempo de ejecución</text:p>
          </table:table-cell>
          <table:table-cell/>
          <table:table-cell office:value-type="string" calcext:value-type="string">
            <text:p>Tamaño de bloque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Tiempo de ejecución</text:p>
          </table:table-cell>
          <table:table-cell/>
          <table:table-cell office:value-type="string" calcext:value-type="string">
            <text:p>Tamaño de bloque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Tiempo de ejecución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.3178" calcext:value-type="float">
            <text:p>38.3178</text:p>
          </table:table-cell>
          <table:table-cell office:value-type="float" office:value="4.11688" calcext:value-type="float">
            <text:p>4.1168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4.0937" calcext:value-type="float">
            <text:p>34.0937</text:p>
          </table:table-cell>
          <table:table-cell office:value-type="float" office:value="2.63596" calcext:value-type="float">
            <text:p>2.6359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1.806" calcext:value-type="float">
            <text:p>31.806</text:p>
          </table:table-cell>
          <table:table-cell office:value-type="float" office:value="2.07926" calcext:value-type="float">
            <text:p>2.07926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8.3146" calcext:value-type="float">
            <text:p>38.3146</text:p>
          </table:table-cell>
          <table:table-cell office:value-type="float" office:value="3.50407" calcext:value-type="float">
            <text:p>3.5040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4.0984" calcext:value-type="float">
            <text:p>34.0984</text:p>
          </table:table-cell>
          <table:table-cell office:value-type="float" office:value="2.44113" calcext:value-type="float">
            <text:p>2.4411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1.8033" calcext:value-type="float">
            <text:p>31.8033</text:p>
          </table:table-cell>
          <table:table-cell office:value-type="float" office:value="1.51972" calcext:value-type="float">
            <text:p>1.51972</text:p>
          </table:table-cell>
          <table:table-cell table:number-columns-repeated="2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38.317" calcext:value-type="float">
            <text:p>38.317</text:p>
          </table:table-cell>
          <table:table-cell office:value-type="float" office:value="8.08269" calcext:value-type="float">
            <text:p>8.08269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34.0993" calcext:value-type="float">
            <text:p>34.0993</text:p>
          </table:table-cell>
          <table:table-cell office:value-type="float" office:value="4.97891" calcext:value-type="float">
            <text:p>4.97891</text:p>
          </table:table-cell>
          <table:table-cell/>
          <table:table-cell office:value-type="float" office:value="586" calcext:value-type="float">
            <text:p>586</text:p>
          </table:table-cell>
          <table:table-cell office:value-type="float" office:value="31.8026" calcext:value-type="float">
            <text:p>31.8026</text:p>
          </table:table-cell>
          <table:table-cell office:value-type="float" office:value="3.8546" calcext:value-type="float">
            <text:p>3.8546</text:p>
          </table:table-cell>
          <table:table-cell table:number-columns-repeated="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 table:number-columns-spanned="3" table:number-rows-spanned="1">
            <text:p>Auto k = 8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Auto k = 12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Tamaño de bloque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Tiempo de ejecución</text:p>
          </table:table-cell>
          <table:table-cell/>
          <table:table-cell office:value-type="string" calcext:value-type="string">
            <text:p>Tamaño de bloque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Tiempo de ejecución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.2226" calcext:value-type="float">
            <text:p>30.2226</text:p>
          </table:table-cell>
          <table:table-cell office:value-type="float" office:value="1.93031" calcext:value-type="float">
            <text:p>1.930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8.2243" calcext:value-type="float">
            <text:p>28.2243</text:p>
          </table:table-cell>
          <table:table-cell office:value-type="float" office:value="2.01117" calcext:value-type="float">
            <text:p>2.01117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.2372" calcext:value-type="float">
            <text:p>30.2372</text:p>
          </table:table-cell>
          <table:table-cell office:value-type="float" office:value="1.83401" calcext:value-type="float">
            <text:p>1.834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8.2178" calcext:value-type="float">
            <text:p>28.2178</text:p>
          </table:table-cell>
          <table:table-cell office:value-type="float" office:value="1.44431" calcext:value-type="float">
            <text:p>1.44431</text:p>
          </table:table-cell>
          <table:table-cell table:number-columns-repeated="6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0.2389" calcext:value-type="float">
            <text:p>30.2389</text:p>
          </table:table-cell>
          <table:table-cell office:value-type="float" office:value="3.22826" calcext:value-type="float">
            <text:p>3.22826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28.2196" calcext:value-type="float">
            <text:p>28.2196</text:p>
          </table:table-cell>
          <table:table-cell office:value-type="float" office:value="2.69884" calcext:value-type="float">
            <text:p>2.69884</text:p>
          </table:table-cell>
          <table:table-cell table:number-columns-repeated="6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K = 2</text:p>
          </table:table-cell>
          <table:table-cell table:number-columns-repeated="1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 style:data-style-name="N2" text:time-value="10:36:49.2739839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4:48:57.266833318</meta:creation-date>
    <dc:date>2015-06-18T13:39:52.378261435</dc:date>
    <meta:editing-duration>PT4H34M54S</meta:editing-duration>
    <meta:editing-cycles>16</meta:editing-cycles>
    <meta:generator>LibreOffice/4.2.6.3$Linux_X86_64 LibreOffice_project/420m0$Build-3</meta:generator>
    <meta:document-statistic meta:table-count="4" meta:cell-count="313" meta:object-count="0"/>
  </office:meta>
</office:document-meta>
</file>